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2.2306in" style:rel-column-width="21845*"/>
    </style:style>
    <style:style style:name="TABLE_5f_01.A1" style:display-name="TABLE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382in" fo:border="0.05pt solid #000000"/>
    </style:style>
    <style:style style:name="TABLE_5f_02" style:display-name="TABLE_02" style:family="table">
      <style:table-properties style:width="6.6924in" table:align="margins"/>
    </style:style>
    <style:style style:name="TABLE_5f_02.A" style:display-name="TABLE_02.A" style:family="table-column">
      <style:table-column-properties style:column-width="2.2306in" style:rel-column-width="21845*"/>
    </style:style>
    <style:style style:name="TABLE_5f_02.A1" style:display-name="TABLE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382in" fo:border="0.05pt solid #000000"/>
    </style:style>
    <style:style style:name="TABLE_5f_03" style:display-name="TABLE_03" style:family="table">
      <style:table-properties style:width="6.6924in" table:align="margins"/>
    </style:style>
    <style:style style:name="TABLE_5f_03.A" style:display-name="TABLE_03.A" style:family="table-column">
      <style:table-column-properties style:column-width="2.2306in" style:rel-column-width="21845*"/>
    </style:style>
    <style:style style:name="TABLE_5f_03.A1" style:display-name="TABLE_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10ba4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10ba4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10ba4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feef1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feef1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115287" officeooo:paragraph-rsid="00115287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10ba4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T1" style:family="text">
      <style:text-properties officeooo:rsid="000feef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ields_spec.rb</text:p>
      <text:p text:style-name="P10"/>
      <text:p text:style-name="P4"/>
      <text:p text:style-name="P4">Field_01: [FIELD_01]</text:p>
      <text:p text:style-name="P4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14">[COLUMN_01]</text:p>
          </table:table-cell>
          <table:table-cell table:style-name="TABLE_5f_01.A1" office:value-type="string">
            <text:p text:style-name="P14">[COLUMN_02]</text:p>
          </table:table-cell>
          <table:table-cell table:style-name="TABLE_5f_01.C1" office:value-type="string">
            <text:p text:style-name="P14">[COLUMN_03]</text:p>
          </table:table-cell>
        </table:table-row>
      </table:table>
      <text:p text:style-name="P1"/>
      <text:p text:style-name="P1"/>
      <text:section text:style-name="Sect1" text:name="SECTION_01">
        <text:p text:style-name="P5">[S01_FIELD_01]</text:p>
        <text:p text:style-name="P5">[S01_FIELD_02]</text:p>
      </text:section>
      <text:p text:style-name="P1"/>
      <text:p text:style-name="P1"/>
      <text:p text:style-name="P1"/>
      <text:p text:style-name="P1"/>
      <text:p text:style-name="P12">tables_spec.rb</text:p>
      <text:p text:style-name="P10"/>
      <text:p text:style-name="P2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5">[COLUMN_01]</text:p>
          </table:table-cell>
          <table:table-cell table:style-name="TABLE_5f_02.A1" office:value-type="string">
            <text:p text:style-name="P15">[COLUMN_02]</text:p>
          </table:table-cell>
          <table:table-cell table:style-name="TABLE_5f_02.C1" office:value-type="string">
            <text:p text:style-name="P15">[COLUMN_03]</text:p>
          </table:table-cell>
        </table:table-row>
      </table:table>
      <text:p text:style-name="P7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5">[COLUMN_01]</text:p>
          </table:table-cell>
          <table:table-cell table:style-name="TABLE_5f_03.A1" office:value-type="string">
            <text:p text:style-name="P15">[COLUMN_02]</text:p>
          </table:table-cell>
          <table:table-cell table:style-name="TABLE_5f_03.C1" office:value-type="string">
            <text:p text:style-name="P15">[COLUMN_03]</text:p>
          </table:table-cell>
        </table:table-row>
      </table:table>
      <text:p text:style-name="P7"/>
      <text:p text:style-name="P9"/>
      <text:p text:style-name="P13"><text:span text:style-name="T1">sections</text:span>_spec.rb</text:p>
      <text:p text:style-name="P11"/>
      <text:p text:style-name="P3"/>
      <text:p text:style-name="P3"/>
      <text:section text:style-name="Sect1" text:name="SECTION_02">
        <text:p text:style-name="P16">[S02_FIELD_01]</text:p>
        <text:p text:style-name="P16">[S02_FIELD_02]</text:p>
        <text:p text:style-name="P3"/>
      </text:section>
      <text:p text:style-name="P3"/>
      <text:p text:style-name="P3"/>
      <text:section text:style-name="Sect1" text:name="SECTION_03">
        <text:p text:style-name="P16">[S03_FIELD_01]</text:p>
        <text:p text:style-name="P16">[S03_FIELD_02]</text:p>
        <text:p text:style-name="P3"/>
      </text:section>
      <text:p text:style-name="P8"/>
      <text:p text:style-name="P9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20-06-01T11:23:50.694190819</dc:date>
    <meta:editing-duration>P1DT1H39M24S</meta:editing-duration>
    <meta:editing-cycles>49</meta:editing-cycles>
    <meta:generator>LibreOffice/6.2.8.2$MacOSX_X86_64 LibreOffice_project/f82ddfca21ebc1e222a662a32b25c0c9d20169ee</meta:generator>
    <meta:document-statistic meta:table-count="3" meta:image-count="0" meta:object-count="0" meta:page-count="3" meta:paragraph-count="21" meta:word-count="23" meta:character-count="282" meta:non-whitespace-character-count="280"/>
  </office:meta>
</office:document-meta>
</file>